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759" officeooo:paragraph-rsid="0004f759"/>
    </style:style>
    <style:style style:name="P2" style:family="paragraph" style:parent-style-name="Standard">
      <style:text-properties officeooo:rsid="0004f759" officeooo:paragraph-rsid="00060bb8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4f759" officeooo:paragraph-rsid="0004f759" style:font-weight-asian="normal" style:font-weight-complex="normal"/>
    </style:style>
    <style:style style:name="T1" style:family="text">
      <style:text-properties officeooo:rsid="00060b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08d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age : C++</text:p>
      <text:p text:style-name="P1"/>
      <text:p text:style-name="P1">Classes :</text:p>
      <text:p text:style-name="P1"/>
      <text:p text:style-name="P3">- Carte</text:p>
      <text:p text:style-name="P1"><text:tab/>int dimension</text:p>
      <text:p text:style-name="P1"><text:tab/><text:tab/>Dimension de la carte, de base 10*10</text:p>
      <text:p text:style-name="P1"><text:tab/>tableau de Zone</text:p>
      <text:p text:style-name="P1"><text:tab/><text:tab/>Tableau de la taille dimension*dimension</text:p>
      <text:p text:style-name="P1"/>
      <text:p text:style-name="P3">- Zone</text:p>
      <text:p text:style-name="P1"><text:tab/>bool <text:span text:style-name="T5">bloquee </text:span>?</text:p>
      <text:p text:style-name="P1"><text:tab/><text:tab/>Permet de savoir si <text:s/>il y a quelque chose sur cette case, si il n'y a rien, le joueur ne peux pas se déplacer dessus</text:p>
      <text:p text:style-name="P1"><text:tab/>Monstre m ?</text:p>
      <text:p text:style-name="P1"><text:tab/><text:tab/>Si il n'y a pas de monstre sur cette case, m = null</text:p>
      <text:p text:style-name="P1"><text:tab/>Objet o ?</text:p>
      <text:p text:style-name="P1"><text:tab/><text:tab/>Pareil si il n'y a pas d'objet</text:p>
      <text:p text:style-name="P1"/>
      <text:p text:style-name="P1">-<text:span text:style-name="T4"> Monstre</text:span></text:p>
      <text:p text:style-name="P1"><text:tab/>string nom</text:p>
      <text:p text:style-name="P1"><text:tab/><text:tab/>Le nom du monstre, exemple « Loup »</text:p>
      <text:p text:style-name="P1"><text:tab/>int points de vie / max</text:p>
      <text:p text:style-name="P1"><text:tab/><text:tab/>Deux entiers permettant d'avoir des informations sur les points de vie du monstre</text:p>
      <text:p text:style-name="P1"><text:tab/>int dégats</text:p>
      <text:p text:style-name="P1"><text:tab/><text:tab/>Dégats moyen lors de l'attaque du monstre</text:p>
      <text:p text:style-name="P1"/>
      <text:p text:style-name="P3">- Objet</text:p>
      <text:p text:style-name="P1"><text:tab/>string type</text:p>
      <text:p text:style-name="P1"><text:tab/><text:tab/>« Potion de santé » ou « Potion de mana », permettant de rentre « quantité » de vie ou de mana au joueur</text:p>
      <text:p text:style-name="P1"><text:tab/>int quantité</text:p>
      <text:p text:style-name="P1"><text:tab/><text:tab/>Nombre de mana/vie que redonne l'objet</text:p>
      <text:p text:style-name="P1"/>
      <text:p text:style-name="P3">- Personnage</text:p>
      <text:p text:style-name="P1"><text:tab/>string nom</text:p>
      <text:p text:style-name="P1"><text:tab/><text:tab/>Nom du joueur, défini par l'utilisateur</text:p>
      <text:p text:style-name="P1"><text:tab/>int pv / max</text:p>
      <text:p text:style-name="P2"><text:tab/>int mana / max</text:p>
      <text:p text:style-name="P2"><text:tab/><text:tab/>Entiers permettant d'avoir des inf<text:span text:style-name="T1">os sur la vie et le mana du joueur</text:span></text:p>
      <text:p text:style-name="P1"><text:tab/>int posx, posy</text:p>
      <text:p text:style-name="P1"><text:tab/><text:tab/><text:span text:style-name="T1">La position du joueur est sauvegardée dans le joueur lui même</text:span></text:p>
      <text:p text:style-name="P1"/>
      <text:p text:style-name="P3">- Jeu</text:p>
      <text:p text:style-name="P1"><text:tab/>Carte map</text:p>
      <text:p text:style-name="P1"><text:tab/>Personnage p</text:p>
      <text:p text:style-name="P1"><text:tab/>tableau de Monstre</text:p>
      <text:p text:style-name="P1"><text:tab/>tableau d'Objet</text:p>
      <text:p text:style-name="P1"><text:tab/><text:tab/><text:span text:style-name="T1">Tous les objets utiles au jeu sont initialisés lors de la création du je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0:19:22.378937552</meta:creation-date>
    <dc:date>2017-04-06T12:22:37.055949959</dc:date>
    <meta:editing-duration>PT1H25M4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0" meta:word-count="226" meta:character-count="1159" meta:non-whitespace-character-count="926"/>
  </office:meta>
</office:document-meta>
</file>